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  <style:style style:name="T1" style:family="text">
      <style:text-properties style:font-size-complex="10pt" fo:color="#008080" style:font-name="Monospace" fo:font-size="10pt" style:font-name-asian="Monospace" style:font-name-complex="Monospace" style:font-size-asian="10pt"/>
    </style:style>
    <style:style style:name="T2" style:family="text">
      <style:text-properties style:font-size-complex="10pt" style:font-name="Monospace" fo:font-size="10pt" style:font-name-asian="Monospace" style:font-name-complex="Monospace" style:font-size-asian="10pt" fo:color="#3f7f7f"/>
    </style:style>
    <style:style style:name="T3" style:family="text">
      <style:text-properties style:font-size-asian="10pt" style:font-name-complex="Monospace" style:font-name="Monospace" style:font-size-complex="10pt" fo:font-size="10pt" fo:color="#7f007f" style:font-name-asian="Monospace"/>
    </style:style>
    <style:style style:name="T4" style:family="text">
      <style:text-properties style:font-size-asian="10pt" style:font-name-complex="Monospace" style:font-name="Monospace" style:font-size-complex="10pt" fo:font-size="10pt" style:font-name-asian="Monospace" fo:color="#3c3c3c"/>
    </style:style>
    <style:style style:name="T5" style:family="text">
      <style:text-properties style:font-size-asian="10pt" style:font-name-complex="Monospace" style:font-name="Monospace" style:font-size-complex="10pt" fo:font-size="10pt" style:font-name-asian="Monospace" style:font-style-complex="italic" fo:color="#2a00ff" fo:font-style="italic" style:font-style-asian="italic"/>
    </style:style>
    <style:style style:name="T6" style:family="text">
      <style:text-properties fo:color="#7f007f"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3c3c3c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2a00ff" fo:font-style="italic" style:font-style-asian="italic" style:font-style-complex="italic"/>
    </style:style>
    <style:style style:name="T9" style:family="text">
      <style:text-properties style:font-name="Monospace" fo:font-size="10pt" style:font-name-asian="Monospace" style:font-name-complex="Monospace" style:font-size-asian="10pt" style:font-size-complex="10pt" fo:color="#008080"/>
    </style:style>
    <style:style style:name="T10" style:family="text">
      <style:text-properties fo:color="#3c3c3c" style:font-name="Monospace" fo:font-size="10pt" style:font-name-asian="Monospace" style:font-name-complex="Monospace" style:font-size-asian="10pt" style:font-size-complex="10pt"/>
    </style:style>
    <style:style style:name="T11" style:family="text">
      <style:text-properties style:font-name="Monospace" fo:font-size="10pt" style:font-name-asian="Monospace" style:font-name-complex="Monospace" style:font-size-asian="10pt" style:font-size-complex="10pt" fo:color="#3f7f7f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1S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345360000" calcext:value-type="float">
            <text:p>345360000</text:p>
          </table:table-cell>
          <table:table-cell table:style-name="ce1" office:value-type="string" calcext:value-type="string">
            <text:p>0.31948</text:p>
          </table:table-cell>
          <table:table-cell table:style-name="ce1" office:value-type="string" calcext:value-type="string">
            <text:p>32.80</text:p>
          </table:table-cell>
          <table:table-cell table:style-name="ce1" office:value-type="string" calcext:value-type="string">
            <text:p>4464.00</text:p>
          </table:table-cell>
          <table:table-cell table:style-name="ce1" office:value-type="string" calcext:value-type="string">
            <text:p>4215.5</text:p>
          </table:table-cell>
          <table:table-cell table:style-name="ce1" office:value-type="string" calcext:value-type="string">
            <text:p>20.399999</text:p>
          </table:table-cell>
          <table:table-cell/>
        </table:table-row>
        <table:table-row table:style-name="ro1">
          <table:table-cell office:value-type="string" calcext:value-type="string">
            <text:p>1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433" calcext:value-type="float">
            <text:p>1433</text:p>
          </table:table-cell>
          <table:table-cell table:style-name="ce1" table:formula="of:=[.D3]" office:value-type="float" office:value="345360000" calcext:value-type="float">
            <text:p>345360000</text:p>
          </table:table-cell>
          <table:table-cell table:style-name="ce1" table:formula="of:=[.E3]" office:value-type="string" office:string-value="0.31948" calcext:value-type="string">
            <text:p>0.31948</text:p>
          </table:table-cell>
          <table:table-cell table:style-name="ce1" office:value-type="string" calcext:value-type="string">
            <text:p>32.80</text:p>
          </table:table-cell>
          <table:table-cell table:style-name="ce1" office:value-type="string" calcext:value-type="string">
            <text:p>4464.00</text:p>
          </table:table-cell>
          <table:table-cell table:style-name="ce1" table:formula="of:=[.H3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33.756</text:p>
          </table:table-cell>
          <table:table-cell table:style-name="ce5"/>
        </table:table-row>
        <table:table-row table:style-name="ro1">
          <table:table-cell office:value-type="string" calcext:value-type="string">
            <text:p>1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table:formula="of:=[.D4]" office:value-type="float" office:value="345360000" calcext:value-type="float">
            <text:p>345360000</text:p>
          </table:table-cell>
          <table:table-cell table:style-name="ce1" table:formula="of:=[.E4]" office:value-type="string" office:string-value="0.31948" calcext:value-type="string">
            <text:p>0.31948</text:p>
          </table:table-cell>
          <table:table-cell table:style-name="ce1" office:value-type="string" calcext:value-type="string">
            <text:p>32.80</text:p>
          </table:table-cell>
          <table:table-cell table:style-name="ce1" office:value-type="string" calcext:value-type="string">
            <text:p>4464.00</text:p>
          </table:table-cell>
          <table:table-cell table:style-name="ce1" table:formula="of:=[.H4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69.4980</text:p>
          </table:table-cell>
          <table:table-cell/>
        </table:table-row>
        <table:table-row table:style-name="ro1">
          <table:table-cell office:value-type="string" calcext:value-type="string">
            <text:p>5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8880000" calcext:value-type="float">
            <text:p>68880000</text:p>
          </table:table-cell>
          <table:table-cell table:style-name="ce1" office:value-type="string" calcext:value-type="string">
            <text:p>0.06371</text:p>
          </table:table-cell>
          <table:table-cell table:style-name="ce1" office:value-type="string" calcext:value-type="string">
            <text:p>6.5436</text:p>
          </table:table-cell>
          <table:table-cell table:formula="of:=[.G4]" office:value-type="string" office:string-value="4464.00" calcext:value-type="string">
            <text:p>4464.00</text:p>
          </table:table-cell>
          <table:table-cell table:style-name="ce1" table:formula="of:=[.H5]" office:value-type="string" office:string-value="4215.5" calcext:value-type="string">
            <text:p>4215.5</text:p>
          </table:table-cell>
          <table:table-cell table:style-name="ce4" office:value-type="string" calcext:value-type="string">
            <text:p>4.200</text:p>
          </table:table-cell>
          <table:table-cell table:style-name="ce1"/>
        </table:table-row>
        <table:table-row table:style-name="ro1">
          <table:table-cell office:value-type="string" calcext:value-type="string">
            <text:p>5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8880000" calcext:value-type="float">
            <text:p>68880000</text:p>
          </table:table-cell>
          <table:table-cell table:style-name="ce1" office:value-type="string" calcext:value-type="string">
            <text:p>0.06371</text:p>
          </table:table-cell>
          <table:table-cell table:style-name="ce1" office:value-type="string" calcext:value-type="string">
            <text:p>6.5436</text:p>
          </table:table-cell>
          <table:table-cell table:formula="of:=[.G5]" office:value-type="string" office:string-value="4464.00" calcext:value-type="string">
            <text:p>4464.00</text:p>
          </table:table-cell>
          <table:table-cell table:style-name="ce1" table:formula="of:=[.H6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6.786</text:p>
          </table:table-cell>
          <table:table-cell/>
        </table:table-row>
        <table:table-row table:style-name="ro1">
          <table:table-cell office:value-type="string" calcext:value-type="string">
            <text:p>5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8880000" calcext:value-type="float">
            <text:p>68880000</text:p>
          </table:table-cell>
          <table:table-cell table:style-name="ce1" office:value-type="string" calcext:value-type="string">
            <text:p>0.06371</text:p>
          </table:table-cell>
          <table:table-cell table:style-name="ce1" office:value-type="string" calcext:value-type="string">
            <text:p>6.5436</text:p>
          </table:table-cell>
          <table:table-cell table:formula="of:=[.G6]" office:value-type="string" office:string-value="4464.00" calcext:value-type="string">
            <text:p>4464.00</text:p>
          </table:table-cell>
          <table:table-cell table:style-name="ce1" table:formula="of:=[.H7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7.128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00 stati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zure small medium large cloud <text:s/>kategóriájának összehasonlítása és hatásának vizsgálata frekvencia szempontjábó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<text:span text:style-name="T1">&lt;</text:span><text:span text:style-name="T2">azure</text:span> <text:span text:style-name="T3">calculate</text:span><text:span text:style-name="T4">=</text:span><text:span text:style-name="T5">"true"</text:span> <text:span text:style-name="T6">period</text:span><text:span text:style-name="T7">=</text:span><text:span text:style-name="T8">"1"</text:span><text:span text:style-name="T9">&gt;</text:span>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<text:span text:style-name="T10"/><text:span text:style-name="T10"/><text:span text:style-name="T9">&lt;</text:span><text:span text:style-name="T11">price-per-month</text:span><text:span text:style-name="T9">&gt;</text:span><text:span text:style-name="T7">4215.5</text:span><text:span text:style-name="T9">&lt;/</text:span><text:span text:style-name="T11">price-per-month</text:span><text:span text:style-name="T9">&gt;</text:span>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<text:span text:style-name="T10"/><text:span text:style-name="T10"/><text:span text:style-name="T9">&lt;</text:span><text:span text:style-name="T11">messages-per-day</text:span><text:span text:style-name="T9">&gt;</text:span><text:span text:style-name="T7">300000000</text:span><text:span text:style-name="T9">&lt;/</text:span><text:span text:style-name="T11">messages-per-day</text:span><text:span text:style-name="T9">&gt;</text:span>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<text:span text:style-name="T10"/><text:span text:style-name="T10"/><text:span text:style-name="T9">&lt;</text:span><text:span text:style-name="T11">messagesize-per-KB</text:span><text:span text:style-name="T9">&gt;</text:span><text:span text:style-name="T7">4</text:span><text:span text:style-name="T9">&lt;/</text:span><text:span text:style-name="T11">messagesize-per-KB</text:span><text:span text:style-name="T9">&gt;</text:span>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<text:span text:style-name="T10"/><text:span text:style-name="T9">&lt;/</text:span><text:span text:style-name="T11">azure</text:span><text:span text:style-name="T9">&gt;</text:span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.00.00</text:date>, <text:time style:data-style-name="N2" text:time-value="17:21:02.67097383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02T17:57:49.132976591</dc:date>
    <meta:editing-duration>PT1H13M19S</meta:editing-duration>
    <meta:editing-cycles>34</meta:editing-cycles>
    <meta:generator>LibreOffice/5.1.6.2$Linux_X86_64 LibreOffice_project/10m0$Build-2</meta:generator>
    <meta:document-statistic meta:table-count="1" meta:cell-count="69" meta:object-count="0"/>
  </office:meta>
</office:document-meta>
</file>